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style>
    <style:style style:name="P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style:style>
    <style:style style:name="P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paragraph-rsid="0013e7b9"/>
    </style:style>
    <style:style style:name="P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rsid="0013e7b9" officeooo:paragraph-rsid="0013e7b9"/>
    </style:style>
    <style:style style:name="P5"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letter-spacing="normal" fo:font-style="normal"/>
    </style:style>
    <style:style style:name="P6"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666666" style:font-name="Consolas" fo:font-size="10.5pt" fo:letter-spacing="normal" fo:font-style="normal" fo:font-weight="normal"/>
    </style:style>
    <style:style style:name="P7"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666666" style:font-name="Consolas" fo:font-size="10.5pt" fo:letter-spacing="normal" fo:font-style="normal" fo:font-weight="normal" officeooo:rsid="0013e7b9" officeooo:paragraph-rsid="0013e7b9"/>
    </style:style>
    <style:style style:name="P8"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666666" style:font-name="Consolas" fo:letter-spacing="normal" fo:font-style="normal" fo:font-weight="normal"/>
    </style:style>
    <style:style style:name="T1" style:family="text">
      <style:text-properties fo:font-variant="normal" fo:text-transform="none" fo:color="#444444" style:font-name="Open Sans" fo:letter-spacing="normal" fo:font-style="normal" fo:font-weight="normal"/>
    </style:style>
    <style:style style:name="T2" style:family="text">
      <style:text-properties fo:font-variant="normal" fo:text-transform="none" fo:color="#444444" style:font-name="Open Sans" fo:letter-spacing="normal" fo:font-style="normal" fo:font-weight="bold" style:font-weight-asian="bold" style:font-weight-complex="bold"/>
    </style:style>
    <style:style style:name="T3" style:family="text">
      <style:text-properties fo:font-variant="normal" fo:text-transform="none" fo:color="#444444" style:font-name="Open Sans" fo:font-size="10.5pt" fo:letter-spacing="normal" fo:font-style="normal" fo:font-weight="normal"/>
    </style:style>
    <style:style style:name="T4" style:family="text">
      <style:text-properties fo:font-variant="normal" fo:text-transform="none" fo:color="#444444" style:font-name="Open Sans" fo:font-size="10.5pt" fo:letter-spacing="normal" fo:font-style="normal" fo:font-weight="normal" officeooo:rsid="0013e7b9"/>
    </style:style>
    <style:style style:name="T5" style:family="text">
      <style:text-properties fo:font-variant="normal" fo:text-transform="none" fo:color="#444444" fo:letter-spacing="normal"/>
    </style:style>
    <style:style style:name="T6" style:family="text">
      <style:text-properties fo:font-variant="normal" fo:text-transform="none" fo:color="#9f9f9f" style:font-name="Open Sans" fo:font-size="10.5pt" fo:letter-spacing="normal" fo:font-style="normal" fo:font-weight="normal" fo:padding="0cm" fo:border="none"/>
    </style:style>
    <style:style style:name="T7" style:family="text">
      <style:text-properties fo:color="#9f9f9f" fo:padding="0cm" fo:border="none"/>
    </style:style>
    <style:style style:name="T8" style:family="text">
      <style:text-properties fo:padding="0cm" fo:border="none"/>
    </style:style>
    <style:style style:name="T9" style:family="text">
      <style:text-properties officeooo:rsid="0013e7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2">Waiting / Blocking in Linux Driver Part – 3</text:span></text:p>
      <text:p text:style-name="Standard"/>
      <text:p text:style-name="P1"><text:span text:style-name="T3">The </text:span><text:span text:style-name="T4">last article </text:span><text:span text:style-name="T3">in this series focused on implementing the basic wait mechanism. It was a manual waiting where everything, starting from putting the process to the sleep to checking for the wake up event, was done by driver writer. But, such kind of manual waiting is error prone and may at times result in synchronization bugs. So, does kernel provide some robust wait mechanism? No points for guessing the right answer, yes it does. So, read on to explore more on wait mechanism in kernel.</text:span></text:p>
      <text:p text:style-name="P1"/>
      <text:p text:style-name="P1"/>
      <text:h text:style-name="P5" text:outline-level="2">Wait Queues</text:h>
      <text:p text:style-name="P1"/>
      <text:p text:style-name="P2">Wait queue is a mechanism provided in kernel to implement the wait. As the name itself suggests, wait queue is the list of processes waiting for an event. Below are the data structures for wait queues:</text:p>
      <text:p text:style-name="P2"/>
      <text:p text:style-name="P6">#include &lt;linux/wait.h&gt;</text:p>
      <text:p text:style-name="P8">// Data structure: wait_queue_head_t</text:p>
      <text:p text:style-name="P8">// Created statically </text:p>
      <text:p text:style-name="P8">DECLARE_WAIT_QUEUE_HEAD(wait_queue_name);</text:p>
      <text:p text:style-name="P8">// Created dynamically</text:p>
      <text:p text:style-name="P8">wait_queue_head_t my_queue;</text:p>
      <text:p text:style-name="P8">init_waitqueue_head(&amp;my_queue);</text:p>
      <text:p text:style-name="P2"/>
      <text:p text:style-name="P2">As seen above, wait queues can be defined and initialized statically as well as dynamically. Once the wait queue is initialized, next step is to add our process to wait queue. Below are variants for this:</text:p>
      <text:p text:style-name="P2"/>
      <text:p text:style-name="P6">// APIs for Waiting</text:p>
      <text:p text:style-name="P8">wait_event(queue, condition);</text:p>
      <text:p text:style-name="P8">wait_event_interruptible(queue, condition);</text:p>
      <text:p text:style-name="P8">wait_event_timeout(queue, condition, timeout);</text:p>
      <text:p text:style-name="P8">wait_event_interruptible_timeout(queue, condition, timeout);</text:p>
      <text:p text:style-name="P2"/>
      <text:p text:style-name="P2">As seen, there are two variants – <text:span text:style-name="Emphasis"><text:span text:style-name="T8">wait_event()</text:span></text:span> and<text:span text:style-name="Emphasis"><text:span text:style-name="T8"> wait_event_timeout()</text:span></text:span>. The former is used for waiting for an event as usual, but the latter can be used to wait for an event with timeout. Say, if the requirement is to wait for an event till 5 milliseconds, after which we need to timeout.</text:p>
      <text:p text:style-name="P2"/>
      <text:p text:style-name="P2">So, this was about the waiting, other part of the article is to wake up. For this, we have <text:span text:style-name="Emphasis"><text:span text:style-name="T8">wake_up()</text:span></text:span>family of APIs as shown below:</text:p>
      <text:p text:style-name="P2"/>
      <text:p text:style-name="P6">// Wakes up all the processes waiting on the queue</text:p>
      <text:p text:style-name="P8">wake_up(wake_queue_head_t *);</text:p>
      <text:p text:style-name="P8">// Wakes up only the processes performing the interruptible sleep</text:p>
      <text:p text:style-name="P8">wake_up_interruptible(wait_queue_head_t *);</text:p>
      <text:p text:style-name="P2"/>
      <text:p text:style-name="P2"/>
      <text:p text:style-name="P2"/>
      <text:p text:style-name="P3"><text:soft-page-break/>Below is modified code from the <text:span text:style-name="T9">example </text:span>where we use wait queues:</text:p>
      <text:p text:style-name="P3"/>
      <text:p text:style-name="P4">example 1</text:p>
      <text:p text:style-name="P4"/>
      <text:p text:style-name="P4">As seen, the earlier manual waiting has been replaced by single statement <text:span text:style-name="Emphasis"><text:span text:style-name="T8">wait_event_interruptible()</text:span></text:span> which is more robust.</text:p>
      <text:p text:style-name="P4"/>
      <text:p text:style-name="P4">Below is the sample run of the above program, assuming that the module is compiled as <text:span text:style-name="Emphasis"><text:span text:style-name="T8">wait.ko</text:span></text:span>:</text:p>
      <text:p text:style-name="P4"/>
      <text:p text:style-name="P7">$ insmod wait.ko</text:p>
      <text:p text:style-name="P8">Major Nr: 250</text:p>
      <text:p text:style-name="P8">$ cat /dev/mychar0</text:p>
      <text:p text:style-name="P8">Inside open</text:p>
      <text:p text:style-name="P8">Inside read</text:p>
      <text:p text:style-name="P8">Scheduling out</text:p>
      <text:p text:style-name="P4"/>
      <text:p text:style-name="P4">This gets our process blocked. Open another shell to wake up the process:</text:p>
      <text:p text:style-name="P4"/>
      <text:p text:style-name="P7">$ echo 'y' &gt; /dev/mychar0</text:p>
      <text:p text:style-name="P8">Inside open</text:p>
      <text:p text:style-name="P8">Inside write</text:p>
      <text:p text:style-name="P8">y</text:p>
      <text:p text:style-name="P8">Inside close</text:p>
      <text:p text:style-name="P8">Woken up</text:p>
      <text:p text:style-name="P8">Inside close</text:p>
      <text:p text:style-name="P4"/>
      <text:p text:style-name="P4">As seen above, this will wake up the process, since the condition of flag being <text:span text:style-name="Emphasis"><text:span text:style-name="T8">‘y’</text:span></text:span> is satisf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2:41:06.009716566</meta:creation-date>
    <dc:date>2017-12-18T13:04:42.400464448</dc:date>
    <meta:editing-duration>PT18M47S</meta:editing-duration>
    <meta:editing-cycles>2</meta:editing-cycles>
    <meta:generator>LibreOffice/4.2.8.2$Linux_x86 LibreOffice_project/420m0$Build-2</meta:generator>
    <meta:document-statistic meta:table-count="0" meta:image-count="0" meta:object-count="0" meta:page-count="2" meta:paragraph-count="42" meta:word-count="409" meta:character-count="2584" meta:non-whitespace-character-count="2210"/>
  </office:meta>
</office:document-meta>
</file>